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entury Schoolbook" svg:font-family="'Century Schoolbook'"/>
    <style:font-face style:name="OpenSymbol" svg:font-family="OpenSymbol"/>
    <style:font-face style:name="StarSymbol" svg:font-family="StarSymbol"/>
    <style:font-face style:name="Tahoma1" svg:font-family="Tahoma"/>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_20_left">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Standard">
      <style:paragraph-properties fo:text-align="center" style:justify-single-word="false"/>
    </style:style>
    <style:style style:name="P6" style:family="paragraph" style:parent-style-name="Standard">
      <style:text-properties fo:font-style="normal" style:font-style-asian="normal" style:font-style-complex="normal"/>
    </style:style>
    <style:style style:name="P7" style:family="paragraph" style:parent-style-name="Text_20_body" style:list-style-name="L1"/>
    <style:style style:name="P8" style:family="paragraph" style:parent-style-name="Text_20_body" style:list-style-name="L1">
      <style:text-properties fo:font-style="italic" style:text-underline-style="solid" style:text-underline-width="auto" style:text-underline-color="font-color" style:font-style-asian="italic" style:font-style-complex="italic"/>
    </style:style>
    <style:style style:name="P9" style:family="paragraph" style:parent-style-name="Text_20_body" style:list-style-name="L1">
      <style:text-properties fo:font-weight="bold" style:font-weight-asian="bold" style:font-weight-complex="bold"/>
    </style:style>
    <style:style style:name="P10" style:family="paragraph" style:parent-style-name="Text_20_body" style:list-style-name="L2"/>
    <style:style style:name="P11" style:family="paragraph" style:parent-style-name="Text_20_body" style:list-style-name="L2">
      <style:text-properties fo:font-style="normal" style:font-style-asian="normal" style:font-style-complex="normal"/>
    </style:style>
    <style:style style:name="P12" style:family="paragraph" style:parent-style-name="Standard" style:master-page-name="First_20_Page">
      <style:paragraph-properties fo:text-align="center" style:justify-single-word="false" style:page-number="auto"/>
    </style:style>
    <style:style style:name="P13" style:family="paragraph" style:parent-style-name="Heading_20_3">
      <style:text-properties fo:font-style="normal" style:font-style-asian="normal" style:font-style-complex="normal"/>
    </style:style>
    <style:style style:name="P14" style:family="paragraph" style:parent-style-name="Heading_20_2">
      <style:text-properties fo:font-style="normal" style:font-style-asian="normal" style:font-style-complex="normal"/>
    </style:style>
    <style:style style:name="P15"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style:text-underline-style="solid" style:text-underline-width="auto" style:text-underline-color="font-color" fo:font-weight="bold" fo:background-color="#ffff00" style:font-style-asian="italic" style:font-weight-asian="bold" style:font-style-complex="italic" style:font-weight-complex="bold"/>
    </style:style>
    <style:style style:name="T4" style:family="text">
      <style:text-properties fo:font-style="normal" style:font-style-asian="normal" style:font-style-complex="normal"/>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Midterm STD redo" text:name="DocumentType"/>
        <text:user-field-decl office:value-type="string" office:string-value="Fall 2011 URI CSC 305/505" text:name="FullSystemName"/>
        <text:user-field-decl office:value-type="string" office:string-value="CSC 305/505 Midterm Redo" text:name="DocumentNumber"/>
        <text:user-field-decl office:value-type="string" office:string-value="A" text:name="Revision"/>
        <text:user-field-decl office:value-type="string" office:string-value="01 Nov 2010" text:name="ReleaseDate"/>
        <text:user-field-decl office:value-type="string" office:string-value="Traffic Signal" text:name="ShortSystemName"/>
      </text:user-field-decls>
      <text:p text:style-name="P12"/>
      <text:p text:style-name="P5"/>
      <text:p text:style-name="P5"/>
      <text:p text:style-name="P5"/>
      <text:p text:style-name="P5"/>
      <text:p text:style-name="P5"><text:user-field-get text:name="DocumentType">Midterm STD redo</text:user-field-get> </text:p>
      <text:p text:style-name="P5">for</text:p>
      <text:p text:style-name="P5"><text:user-field-get text:name="FullSystemName">Fall 2011 URI CSC 305/505</text:user-field-get></text:p>
      <text:p text:style-name="P5"/>
      <text:p text:style-name="P5"/>
      <text:p text:style-name="P5"/>
      <text:p text:style-name="P5"/>
      <text:p text:style-name="P5"/>
      <text:p text:style-name="P5"/>
      <text:h text:style-name="P15" text:outline-level="1">Scope</text:h>
      <text:p text:style-name="Text_20_body"><text:tab/>This document provides the <text:user-field-get text:name="DocumentType">Midterm STD redo</text:user-field-get> for the <text:s/><text:user-field-input text:name="FullSystemName" text:description="">Fall 2011 URI CSC 305/505</text:user-field-input> class. This document also provides a “re-do” mid-term.</text:p>
      <text:h text:style-name="Heading_20_2" text:outline-level="2">Document Overview</text:h>
      <text:p text:style-name="Text_20_body"><text:tab/>This document provides a consistent means for receiving answers to the <text:user-field-get text:name="DocumentType">Midterm STD redo</text:user-field-get> for the <text:s/><text:user-field-input text:name="FullSystemName" text:description="">Fall 2011 URI CSC 305/505</text:user-field-input>. </text:p>
      <text:p text:style-name="Text_20_body">To use this document, perform the following steps:</text:p>
      <text:list xml:id="list42638509" text:style-name="L1">
        <text:list-item>
          <text:p text:style-name="P8">Enter your name and submission date in section 1.2.</text:p>
        </text:list-item>
        <text:list-item>
          <text:p text:style-name="P7">Provide any general comments under the text in major section 2.</text:p>
        </text:list-item>
        <text:list-item>
          <text:p text:style-name="P7">Answer each question in the space following the question. Feel free to include figures, tables, etc. but make sure that they get included properly in the submitted file.</text:p>
        </text:list-item>
        <text:list-item>
          <text:p text:style-name="P7">DO NOT CHANGE the general formatting of this document. </text:p>
        </text:list-item>
        <text:list-item>
          <text:p text:style-name="P7">Save your answers and convert the document to a PDF file that is named<text:line-break/>LastName,FirstName_CSC305_STDredo.pdf. OpenOffice can convert directly to PDF!</text:p>
        </text:list-item>
        <text:list-item>
          <text:p text:style-name="P7">Email the completed PDF file to <text:a xlink:type="simple" xlink:href="mailto:wlcollier@cs.uri.edu">wlcollier@cs.uri.edu</text:a> no later than 4:00pm on Wednesday 09 November 2011.</text:p>
        </text:list-item>
        <text:list-item>
          <text:p text:style-name="P7">Email me with any questions regarding this exam before 11:59pm on Friday 04 November 2011. So that everyone benefits from any questions asked, I will respond to non-personal questions to ALL members of the class.</text:p>
        </text:list-item>
        <text:list-item>
          <text:p text:style-name="P9">This single questions will be graded as 25% of your midterm grade. If this is not returned on time, the original grade posted for the midterm will stand.</text:p>
        </text:list-item>
      </text:list>
      <text:h text:style-name="Heading_20_2" text:outline-level="2">Examinee Information</text:h>
      <text:p text:style-name="Text_20_body"><text:tab/>This section provides information regarding the examinee and exam completion date here. By submitting this exam, you certify, in accordance with the URI honor code, that the answers provided herein are your <text:span text:style-name="T3">own product</text:span>.</text:p>
      <text:p text:style-name="Text_20_body">Examinee :</text:p>
      <text:p text:style-name="Text_20_body">Submission Date:</text:p>
      <text:h text:style-name="Heading_20_1" text:outline-level="1">Final Exam Questions</text:h>
      <text:p text:style-name="Text_20_body"><text:tab/>Replace this text with any general comments regarding the exam..</text:p>
      <text:h text:style-name="Heading_20_2" text:outline-level="2">Provide a state machine (state transition diagram) following the methodology presented in class to meet the following requirements for a simple washing machine doing a “Rinse Cycle”. Name all states according to the action being performed. Show all transitions with conditions and actions as appropriate. Provide a “data dictionary” of all signals used. Assume that external, but distinct, timers are available for timing each cycle. Also assume that water values are turned on in parallel and that they send independent signals indicating that they are on or off. </text:h>
      <text:list xml:id="list42639243" text:style-name="L2">
        <text:list-item>
          <text:p text:style-name="P11">Washing machine starts in the “empty” state. Ensure that the door is told to unlock upon entering the “empty” state. (DO NOT WAIT FOR A SIGNAL THAT THE DOOR IS UNLOCKED.)</text:p>
        </text:list-item>
        <text:list-item>
          <text:p text:style-name="P11">Wait for a “start” signal, send a “lock” signal to the door.</text:p>
        </text:list-item>
        <text:list-item>
          <text:p text:style-name="P11">Wait for a signal from the door stating that it is locked and start filling the tub with BOTH hot and cold water. (DO NOT WAIT FOR A SIGNAL THAT THE VALVES ARE OPEN.)</text:p>
        </text:list-item>
        <text:list-item>
          <text:p text:style-name="P11">Wait for a signal that there is enough water; turn off both values.</text:p>
        </text:list-item>
        <text:list-item>
          <text:p text:style-name="P11">Wait until both values have indicated that they are closed then start a motor for the rinse cycle and start a timer for the rinse cycle.</text:p>
        </text:list-item>
        <text:list-item>
          <text:p text:style-name="P11">Wait for the rinse timer to expire; send a signal to a pump to drain the tub and send a signal to the motor to turn it off.</text:p>
        </text:list-item>
        <text:list-item>
          <text:p text:style-name="P11">Wait for signals that the tub is empty and the motor has stopped then send a signal to turn off the pump.</text:p>
        </text:list-item>
        <text:list-item>
          <text:p text:style-name="P11">Wait for a signal that the pump is off; send a signal to the motor saying to start a spin cycle and start a timer to time the spin cycle.</text:p>
        </text:list-item>
        <text:list-item>
          <text:p text:style-name="P11">Wait for the spin timer to expire; stop motor from spinning.</text:p>
        </text:list-item>
        <text:list-item>
          <text:p text:style-name="P11">Wait for a signal that the tub has stopped spinning; tell the door to unlock and have a buzzer sound. (NOTE: the state machine should wind up in the empty state.)</text:p>
        </text:list-item>
      </text:list>
      <text:h text:style-name="P14"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entury Schoolbook" svg:font-family="'Century Schoolbook'"/>
    <style:font-face style:name="OpenSymbol" svg:font-family="OpenSymbol"/>
    <style:font-face style:name="StarSymbol" svg:font-family="StarSymbol"/>
    <style:font-face style:name="Tahoma1" svg:font-family="Tahoma"/>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entury Schoolbook"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Century Schoolbook" fo:font-size="12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name="Century Schoolbook" style:font-name-complex="Tahoma1"/>
    </style:style>
    <style:style style:name="Caption" style:family="paragraph" style:parent-style-name="Standard" style:class="extra">
      <style:paragraph-properties fo:margin-top="0.0835in" fo:margin-bottom="0.0835in" text:number-lines="false" text:line-number="0"/>
      <style:text-properties style:font-name="Century Schoolbook"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entury Schoolbook"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tab-stops/>
        <style:background-image/>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variant="small-caps" fo:font-size="12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2pt" fo:font-style="italic"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Figure" style:family="paragraph" style:parent-style-name="Caption">
      <style:paragraph-properties fo:text-align="center" style:justify-single-word="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6.9271in" fo:margin-left="0in" fo:margin-right="-0.0021in" table:align="margins"/>
    </style:style>
    <style:style style:name="Table5.A" style:family="table-column">
      <style:table-column-properties style:column-width="1.9896in" style:rel-column-width="18822*"/>
    </style:style>
    <style:style style:name="Table5.B" style:family="table-column">
      <style:table-column-properties style:column-width="4.9375in" style:rel-column-width="46713*"/>
    </style:style>
    <style:style style:name="Table2" style:family="table">
      <style:table-properties style:width="6.9271in" fo:margin-left="0in" fo:margin-right="-0.0021in" table:align="margins"/>
    </style:style>
    <style:style style:name="Table2.A" style:family="table-column">
      <style:table-column-properties style:column-width="1.9792in" style:rel-column-width="18724*"/>
    </style:style>
    <style:style style:name="Table2.B" style:family="table-column">
      <style:table-column-properties style:column-width="4.9479in" style:rel-column-width="46811*"/>
    </style:style>
    <style:style style:name="Table4" style:family="table">
      <style:table-properties style:width="6.9271in" fo:margin-left="0in" fo:margin-right="-0.0021in" table:align="margins"/>
    </style:style>
    <style:style style:name="Table4.A" style:family="table-column">
      <style:table-column-properties style:column-width="3in" style:rel-column-width="4320*"/>
    </style:style>
    <style:style style:name="Table4.B" style:family="table-column">
      <style:table-column-properties style:column-width="1in" style:rel-column-width="1440*"/>
    </style:style>
    <style:style style:name="Table4.C" style:family="table-column">
      <style:table-column-properties style:column-width="1.8021in" style:rel-column-width="2595*"/>
    </style:style>
    <style:style style:name="Table4.D" style:family="table-column">
      <style:table-column-properties style:column-width="1.125in" style:rel-column-width="1620*"/>
    </style:style>
    <style:style style:name="Table4.A1" style:family="table-cell">
      <style:table-cell-properties fo:padding="0in" fo:border="none"/>
    </style:style>
    <style:style style:name="Table1" style:family="table">
      <style:table-properties style:width="6.9271in" fo:margin-left="0in" fo:margin-right="-0.0021in" table:align="margins"/>
    </style:style>
    <style:style style:name="Table1.A" style:family="table-column">
      <style:table-column-properties style:column-width="2.9896in" style:rel-column-width="4305*"/>
    </style:style>
    <style:style style:name="Table1.B" style:family="table-column">
      <style:table-column-properties style:column-width="1.0104in" style:rel-column-width="1455*"/>
    </style:style>
    <style:style style:name="Table1.C" style:family="table-column">
      <style:table-column-properties style:column-width="1.8021in" style:rel-column-width="2595*"/>
    </style:style>
    <style:style style:name="Table1.D" style:family="table-column">
      <style:table-column-properties style:column-width="1.125in" style:rel-column-width="1620*"/>
    </style:style>
    <style:style style:name="Table1.A1" style:family="table-cell">
      <style:table-cell-properties fo:padding="0in" fo:border="none"/>
    </style:style>
    <style:style style:name="Table3" style:family="table">
      <style:table-properties style:width="6.9271in" fo:margin-left="0in" fo:margin-right="-0.0021in" table:align="margins"/>
    </style:style>
    <style:style style:name="Table3.A" style:family="table-column">
      <style:table-column-properties style:column-width="3in" style:rel-column-width="4320*"/>
    </style:style>
    <style:style style:name="Table3.B" style:family="table-column">
      <style:table-column-properties style:column-width="0.9896in" style:rel-column-width="1425*"/>
    </style:style>
    <style:style style:name="Table3.C" style:family="table-column">
      <style:table-column-properties style:column-width="1.8125in" style:rel-column-width="2610*"/>
    </style:style>
    <style:style style:name="Table3.D" style:family="table-column">
      <style:table-column-properties style:column-width="1.125in" style:rel-column-width="1620*"/>
    </style:style>
    <style:style style:name="Table3.A1" style:family="table-cell">
      <style:table-cell-properties fo:padding="0in" fo:border="none"/>
    </style:style>
    <style:style style:name="MP1" style:family="paragraph" style:parent-style-name="Header">
      <style:paragraph-properties fo:text-align="center" style:justify-single-word="false"/>
    </style:style>
    <style:style style:name="MP2" style:family="paragraph" style:parent-style-name="Header_20_left">
      <style:paragraph-properties fo:text-align="end" style:justify-single-word="false"/>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number:time-style style:name="N40">
      <number:hours number:style="long"/>
      <number:text>:</number:text>
      <number:minutes number:style="long"/>
    </number:time-style>
    <number:date-style style:name="N81">
      <number:day/>
      <number:text>. </number:text>
      <number:month number:style="long" number:textual="true"/>
      <number:text> </number:text>
      <number:year number:style="long"/>
    </number:date-style>
  </office:automatic-styles>
  <office:master-styles>
    <style:master-page style:name="Standard" style:page-layout-name="Mpm1">
      <style:header>
        <table:table table:name="Table5" table:style-name="Table5">
          <table:table-column table:style-name="Table5.A"/>
          <table:table-column table:style-name="Table5.B"/>
          <table:table-row>
            <table:table-cell office:value-type="string">
              <text:p text:style-name="MP1"><text:s text:c="2"/><text:modification-date style:data-style-name="N81">1. November 2011</text:modification-date> </text:p>
              <text:p text:style-name="MP1"><text:modification-time style:data-style-name="N40">23:00</text:modification-time></text:p>
            </table:table-cell>
            <table:table-cell office:value-type="string">
              <text:p text:style-name="MP2"><text:user-field-get text:name="DocumentType">Midterm STD redo</text:user-field-get> for <text:line-break/><text:user-field-get text:name="FullSystemName">Fall 2011 URI CSC 305/505</text:user-field-get></text:p>
            </table:table-cell>
          </table:table-row>
        </table:table>
        <text:p text:style-name="Standard"/>
      </style:header>
      <style:header-left>
        <table:table table:name="Table2" table:style-name="Table2">
          <table:table-column table:style-name="Table2.A"/>
          <table:table-column table:style-name="Table2.B"/>
          <table:table-row>
            <table:table-cell office:value-type="string">
              <text:p text:style-name="MP1"><text:s text:c="2"/><text:modification-date style:data-style-name="N81">1. November 2011</text:modification-date> </text:p>
              <text:p text:style-name="MP1"><text:modification-time style:data-style-name="N40">23:00</text:modification-time></text:p>
            </table:table-cell>
            <table:table-cell office:value-type="string">
              <text:p text:style-name="MP2"><text:user-field-get text:name="DocumentType">Midterm STD redo</text:user-field-get> for <text:line-break/><text:user-field-get text:name="FullSystemName">Fall 2011 URI CSC 305/505</text:user-field-get></text:p>
            </table:table-cell>
          </table:table-row>
        </table:table>
        <text:p text:style-name="MP2"/>
      </style:header-left>
      <style:footer>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Contents">Doc #: <text:user-field-get text:name="DocumentNumber">CSC 305/505 Midterm Redo</text:user-field-get></text:p>
              </table:table-cell>
              <table:table-cell table:style-name="Table4.A1" office:value-type="string">
                <text:p text:style-name="Table_20_Contents">Revision: <text:user-field-get text:name="Revision">A</text:user-field-get></text:p>
              </table:table-cell>
              <table:table-cell table:style-name="Table4.A1" office:value-type="string">
                <text:p text:style-name="MP3">Date: <text:user-field-get text:name="ReleaseDate">01 Nov 2010</text:user-field-get></text:p>
              </table:table-cell>
              <table:table-cell table:style-name="Table4.A1" office:value-type="string">
                <text:p text:style-name="MP4">Page <text:page-number text:select-page="current">2</text:page-number> of <text:page-count>3</text:page-count></text:p>
              </table:table-cell>
            </table:table-row>
          </table:table-header-rows>
        </table:table>
        <text:p text:style-name="Standard"/>
      </style:footer>
      <style:footer-lef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Contents">Doc #: <text:user-field-get text:name="DocumentNumber">CSC 305/505 Midterm Redo</text:user-field-get></text:p>
              </table:table-cell>
              <table:table-cell table:style-name="Table1.A1" office:value-type="string">
                <text:p text:style-name="Table_20_Contents">Revision: <text:user-field-get text:name="Revision">A</text:user-field-get></text:p>
              </table:table-cell>
              <table:table-cell table:style-name="Table1.A1" office:value-type="string">
                <text:p text:style-name="MP3">Date: <text:user-field-get text:name="ReleaseDate">01 Nov 2010</text:user-field-get></text:p>
              </table:table-cell>
              <table:table-cell table:style-name="Table1.A1" office:value-type="string">
                <text:p text:style-name="MP4">Page <text:page-number text:select-page="current">2</text:page-number> of <text:page-count>3</text:page-count></text:p>
              </table:table-cell>
            </table:table-row>
          </table:table-header-rows>
        </table:table>
        <text:p text:style-name="Footer"/>
      </style:footer-left>
    </style:master-page>
    <style:master-page style:name="First_20_Page" style:display-name="First Page" style:page-layout-name="Mpm1" style:next-style-name="Standard">
      <style:header>
        <text:p text:style-name="MP1">Document saved at <text:modification-time style:data-style-name="N40">23:00</text:modification-time> on <text:modification-date style:data-style-name="N81">1. November 2011</text:modification-date></text:p>
      </style:header>
      <style:footer>
        <text:p text:style-name="Footer"/>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Contents">Doc #: <text:user-field-get text:name="DocumentNumber">CSC 305/505 Midterm Redo</text:user-field-get></text:p>
              </table:table-cell>
              <table:table-cell table:style-name="Table3.A1" office:value-type="string">
                <text:p text:style-name="Table_20_Contents">Revision: <text:user-field-get text:name="Revision">A</text:user-field-get></text:p>
              </table:table-cell>
              <table:table-cell table:style-name="Table3.A1" office:value-type="string">
                <text:p text:style-name="MP3">Date: <text:user-field-get text:name="ReleaseDate">01 Nov 2010</text:user-field-get></text:p>
              </table:table-cell>
              <table:table-cell table:style-name="Table3.A1" office:value-type="string">
                <text:p text:style-name="MP4">Page <text:page-number text:select-page="current">2</text:page-number> of <text:page-count>3</text:page-count></text:p>
              </table:table-cell>
            </table:table-row>
          </table:table-header-rows>
        </table:table>
        <text:p text:style-name="Standard"/>
      </style:footer>
    </style:master-page>
    <style:master-page style:name="Untitled1" style:page-layout-name="Mpm2">
      <style:header>
        <text:p text:style-name="Header"/>
      </style:header>
    </style:master-page>
    <style:master-page style:name="Left_20_Page" style:display-name="Left Page" style:page-layout-name="Mpm3">
      <style:header>
        <text:p text:style-name="Header"/>
      </style:header>
      <style:footer>
        <text:p text:style-name="Footer"/>
      </style:footer>
    </style:master-page>
    <style:master-page style:name="Right_20_Page" style:display-name="Right Page" style:page-layout-name="Mpm4">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W. Lewis Collier</meta:initial-creator>
    <meta:creation-date>2008-06-19T00:17:42</meta:creation-date>
    <dc:creator>Lewis Collier</dc:creator>
    <dc:date>2011-11-01T23:00:50.97</dc:date>
    <meta:editing-cycles>77</meta:editing-cycles>
    <meta:editing-duration>PT14H30M3S</meta:editing-duration>
    <meta:document-statistic meta:table-count="5" meta:image-count="0" meta:object-count="0" meta:page-count="3" meta:paragraph-count="52" meta:word-count="708" meta:character-count="3818"/>
    <meta:user-defined meta:name="Info 1"/>
    <meta:user-defined meta:name="Info 2"/>
    <meta:user-defined meta:name="Info 3"/>
    <meta:user-defined meta:name="Info 4"/>
  </office:meta>
</office:document-meta>
</file>